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table-cell-properties style:vertical-align="middle" fo:wrap-option="wrap" style:repeat-content="false"/>
      <style:paragraph-properties fo:text-align="start" fo:margin-left="0cm"/>
    </style:style>
    <style:style style:name="ce2" style:family="table-cell" style:parent-style-name="Default" style:data-style-name="N30">
      <style:table-cell-properties style:vertical-align="middle" fo:wrap-option="wrap" style:repeat-content="false"/>
      <style:paragraph-properties fo:text-align="start" fo:margin-left="0cm"/>
    </style:style>
    <style:style style:name="ce3" style:family="table-cell" style:parent-style-name="Default" style:data-style-name="N19">
      <style:table-cell-properties style:vertical-align="middle" fo:wrap-option="wrap" style:repeat-content="false"/>
      <style:paragraph-properties fo:text-align="start" fo:margin-left="0cm"/>
    </style:style>
    <style:style style:name="ce4" style:family="table-cell" style:parent-style-name="Default" style:data-style-name="N0"/>
    <style:style style:name="ce5" style:family="table-cell" style:parent-style-name="Default" style:data-style-name="N0">
      <style:table-cell-properties style:vertical-align="top" fo:wrap-option="wrap" style:repeat-content="false"/>
      <style:paragraph-properties fo:text-align="start" fo:margin-left="0cm"/>
    </style:style>
    <style:style style:name="ce6" style:family="table-cell" style:parent-style-name="Default" style:data-style-name="N0">
      <style:table-cell-properties style:vertical-align="middle" style:repeat-content="false"/>
      <style:paragraph-properties fo:text-align="start" fo:margin-left="0cm"/>
    </style:style>
    <style:style style:name="ce7" style:family="table-cell" style:parent-style-name="Default" style:data-style-name="N30">
      <style:table-cell-properties style:vertical-align="middle" style:repeat-content="false"/>
      <style:paragraph-properties fo:text-align="start" fo:margin-left="0cm"/>
    </style:style>
    <style:style style:name="ce8" style:family="table-cell" style:parent-style-name="Default" style:data-style-name="N0">
      <style:table-cell-properties style:vertical-align="automatic" fo:wrap-option="wrap"/>
    </style:style>
    <style:style style:name="co1" style:family="table-column">
      <style:table-column-properties fo:break-before="auto" style:column-width="1.524cm"/>
    </style:style>
    <style:style style:name="co2" style:family="table-column">
      <style:table-column-properties fo:break-before="auto" style:column-width="2.68816666666667cm"/>
    </style:style>
    <style:style style:name="co3" style:family="table-column">
      <style:table-column-properties fo:break-before="auto" style:column-width="2.13783333333333cm"/>
    </style:style>
    <style:style style:name="co4" style:family="table-column">
      <style:table-column-properties fo:break-before="auto" style:column-width="2.18016666666667cm"/>
    </style:style>
    <style:style style:name="co5" style:family="table-column">
      <style:table-column-properties fo:break-before="auto" style:column-width="4.08516666666667cm"/>
    </style:style>
    <style:style style:name="co6" style:family="table-column">
      <style:table-column-properties fo:break-before="auto" style:column-width="17.5683333333333cm"/>
    </style:style>
    <style:style style:name="co7" style:family="table-column">
      <style:table-column-properties fo:break-before="auto" style:column-width="5.588cm"/>
    </style:style>
    <style:style style:name="co8" style:family="table-column">
      <style:table-column-properties fo:break-before="auto" style:column-width="2.20133333333333cm"/>
    </style:style>
    <style:style style:name="ro1" style:family="table-row">
      <style:table-row-properties style:row-height="14.4pt" style:use-optimal-row-height="true" fo:break-before="auto"/>
    </style:style>
    <style:style style:name="ro2" style:family="table-row">
      <style:table-row-properties style:row-height="28.8pt" style:use-optimal-row-height="true" fo:break-before="auto"/>
    </style:style>
    <style:style style:name="ro3" style:family="table-row">
      <style:table-row-properties style:row-height="144pt" style:use-optimal-row-height="true" fo:break-before="auto"/>
    </style:style>
    <style:style style:name="ro4" style:family="table-row">
      <style:table-row-properties style:row-height="86.4pt" style:use-optimal-row-height="true" fo:break-before="auto"/>
    </style:style>
    <style:style style:name="ro5" style:family="table-row">
      <style:table-row-properties style:row-height="100.8pt" style:use-optimal-row-height="true" fo:break-before="auto"/>
    </style:style>
    <style:style style:name="ro6" style:family="table-row">
      <style:table-row-properties style:row-height="72pt" style:use-optimal-row-height="true" fo:break-before="auto"/>
    </style:style>
    <style:style style:name="ro7" style:family="table-row">
      <style:table-row-properties style:row-height="158.4pt" style:use-optimal-row-height="true" fo:break-before="auto"/>
    </style:style>
    <style:style style:name="ro8" style:family="table-row">
      <style:table-row-properties style:row-height="129.6pt" style:use-optimal-row-height="true" fo:break-before="auto"/>
    </style:style>
    <style:style style:name="ro9" style:family="table-row">
      <style:table-row-properties style:row-height="115.2pt" style:use-optimal-row-height="true" fo:break-before="auto"/>
    </style:style>
    <style:style style:name="ro10" style:family="table-row">
      <style:table-row-properties style:row-height="43.2pt" style:use-optimal-row-height="true" fo:break-before="auto"/>
    </style:style>
    <style:style style:name="ro11" style:family="table-row">
      <style:table-row-properties style:row-height="57.6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Feuil1" table:style-name="ta1">
        <table:table-column table:style-name="co1" table:default-cell-style-name="ce6"/>
        <table:table-column table:style-name="co2" table:default-cell-style-name="ce6"/>
        <table:table-column table:style-name="co3" table:default-cell-style-name="ce7"/>
        <table:table-column table:style-name="co4" table:default-cell-style-name="ce6"/>
        <table:table-column table:style-name="co5" table:default-cell-style-name="ce6"/>
        <table:table-column table:style-name="co6" table:number-columns-repeated="2" table:default-cell-style-name="ce1"/>
        <table:table-column table:style-name="co7" table:default-cell-style-name="ce1"/>
        <table:table-column table:style-name="co8" table:number-columns-repeated="16376" table:default-cell-style-name="ce4"/>
        <table:table-row table:style-name="ro1">
          <table:table-cell office:value-type="string" table:style-name="ce1">
            <text:p>intitule</text:p>
          </table:table-cell>
          <table:table-cell office:value-type="string" table:style-name="ce1">
            <text:p>titre</text:p>
          </table:table-cell>
          <table:table-cell office:value-type="string" table:style-name="ce2">
            <text:p>english_date</text:p>
          </table:table-cell>
          <table:table-cell office:value-type="string" table:style-name="ce1">
            <text:p>date_event</text:p>
          </table:table-cell>
          <table:table-cell office:value-type="string" table:style-name="ce1">
            <text:p>dates cr</text:p>
          </table:table-cell>
          <table:table-cell office:value-type="string" table:style-name="ce1">
            <text:p>article</text:p>
          </table:table-cell>
          <table:table-cell office:value-type="string" table:style-name="ce1">
            <text:p>president</text:p>
          </table:table-cell>
          <table:table-cell office:value-type="string" table:style-name="ce1">
            <text:p>classement</text:p>
          </table:table-cell>
          <table:table-cell office:value-type="string" table:style-name="ce1">
            <text:p>intitule2</text:p>
          </table:table-cell>
          <table:table-cell table:number-columns-repeated="16375"/>
        </table:table-row>
        <table:table-row table:style-name="ro2">
          <table:table-cell office:value-type="string" table:style-name="ce1">
            <text:p>Club</text:p>
          </table:table-cell>
          <table:table-cell office:value-type="string" table:style-name="ce1">
            <text:p>Club robotique</text:p>
          </table:table-cell>
          <table:table-cell office:value-type="string" table:style-name="ce2">
            <text:p>1996-09-02</text:p>
          </table:table-cell>
          <table:table-cell office:value-type="date" office:date-value="1996-09-02T00:00:00" table:style-name="ce3">
            <text:p>02/09/1996</text:p>
          </table:table-cell>
          <table:table-cell table:style-name="ce3"/>
          <table:table-cell office:value-type="string" table:style-name="ce1">
            <text:p>Le club robotique a été créé en 1996. Il permet à des élèves dynamiques et motivés de notre école d'ingénieur de se réunir et de réaliser un robot pour participer à la Coupe de France de Robotique.</text:p>
          </table:table-cell>
          <table:table-cell table:number-columns-repeated="2" table:style-name="ce1"/>
          <table:table-cell table:number-columns-repeated="16376" table:style-name="ce4"/>
        </table:table-row>
        <table:table-row table:style-name="ro3">
          <table:table-cell office:value-type="string" table:style-name="ce1">
            <text:p>CR 1998</text:p>
          </table:table-cell>
          <table:table-cell office:value-type="string" table:style-name="ce1">
            <text:p>Coupe de robotique E=M6 1998 - Le football</text:p>
          </table:table-cell>
          <table:table-cell office:value-type="string" table:style-name="ce2">
            <text:p>1998-05-07</text:p>
          </table:table-cell>
          <table:table-cell office:value-type="date" office:date-value="1998-05-07T00:00:00" table:style-name="ce3">
            <text:p>07/05/1998</text:p>
          </table:table-cell>
          <table:table-cell office:value-type="string" table:style-name="ce3">
            <text:p>du 7 au 9 mai 1998</text:p>
          </table:table-cell>
          <table:table-cell office:value-type="string" table:style-name="ce5">
            <text:p>&lt;p&gt;</text:p>
            <text:p><text:s text:c="2"/>Il s’agissait de la première participation de &lt;b&gt;Sudriabotik&lt;/b&gt; à la Coupe de France de Robotique. Le club avait été créé quelques mois auparavant et la construction du robot avait commencé trop tardivement en 1997 pour que l’équipe puisse se présenter à cette édition de la Coupe.</text:p>
            <text:p>&lt;/p&gt;</text:p>
            <text:p>&lt;p&gt;</text:p>
            <text:p><text:s text:c="2"/>&lt;b&gt;&lt;u&gt;Le thème :&lt;/u&gt;&lt;/b&gt;&lt;/br&gt;</text:p>
            <text:p><text:s text:c="2"/>Le thème de la coupe 1998 était le football. &lt;/br&gt;</text:p>
            <text:p><text:s text:c="2"/>Les robots devaient marquer le plus de buts dans le camp adverse.</text:p>
            <text:p>&lt;/p&gt;</text:p>
          </table:table-cell>
          <table:table-cell office:value-type="string" table:style-name="ce5">
            <text:p>&lt;p&gt;</text:p>
            <text:p><text:s text:c="2"/>Le président était Arnaud Leymarie (promotion 2000).</text:p>
            <text:p>&lt;/p&gt;</text:p>
          </table:table-cell>
          <table:table-cell office:value-type="string" table:style-name="ce1">
            <text:p>&lt;p&gt;</text:p>
            <text:p><text:s text:c="2"/>&lt;b&gt;&lt;u&gt;Notre classement :&lt;/u&gt;&lt;/b&gt;&lt;/br&gt;</text:p>
            <text:p><text:s text:c="2"/>Sudriabotik a été classée 12ème sur 120 équipes présentes. Ce résultat n’a pas été égalé avant 2015.</text:p>
            <text:p>&lt;/p&gt;</text:p>
          </table:table-cell>
          <table:table-cell office:value-type="string" table:style-name="ce1">
            <text:p>CR_1998</text:p>
          </table:table-cell>
          <table:table-cell table:number-columns-repeated="16375"/>
        </table:table-row>
        <table:table-row table:style-name="ro4">
          <table:table-cell office:value-type="string" table:style-name="ce1">
            <text:p>CR 1999</text:p>
          </table:table-cell>
          <table:table-cell office:value-type="string" table:style-name="ce1">
            <text:p>Coupe de robotique E=M6 1999 - Les châteaux forts</text:p>
          </table:table-cell>
          <table:table-cell office:value-type="string" table:style-name="ce2">
            <text:p>1999-05-11</text:p>
          </table:table-cell>
          <table:table-cell office:value-type="date" office:date-value="1999-05-11T00:00:00" table:style-name="ce3">
            <text:p>11/05/1999</text:p>
          </table:table-cell>
          <table:table-cell office:value-type="string" table:style-name="ce1">
            <text:p>du 11 au 13 mai 1999</text:p>
          </table:table-cell>
          <table:table-cell office:value-type="string" table:style-name="ce1">
            <text:p>&lt;p&gt;</text:p>
            <text:p><text:s text:c="2"/>&lt;b&gt;&lt;u&gt;Le thème :&lt;/u&gt;&lt;/b&gt;&lt;/br&gt;</text:p>
            <text:p><text:s text:c="2"/>Le thème de la coupe 1999 était les châteaux forts. &lt;/br&gt;</text:p>
            <text:p><text:s text:c="2"/>Les robots devaient renverser le château adverse.</text:p>
            <text:p>&lt;/p&gt;</text:p>
          </table:table-cell>
          <table:table-cell office:value-type="string" table:style-name="ce1">
            <text:p>&lt;p&gt;</text:p>
            <text:p><text:s text:c="2"/>Le président était Arnaud Leymarie (promotion 2000).</text:p>
            <text:p>&lt;/p&gt;</text:p>
          </table:table-cell>
          <table:table-cell office:value-type="string" table:style-name="ce1">
            <text:p>&lt;p&gt;</text:p>
            <text:p><text:s text:c="2"/>&lt;b&gt;&lt;u&gt;Notre classement :&lt;/u&gt;&lt;/b&gt;&lt;/br&gt;</text:p>
            <text:p><text:s text:c="2"/>Sudriabotik n'a pas été homologuée.</text:p>
            <text:p>&lt;/p&gt;</text:p>
          </table:table-cell>
          <table:table-cell office:value-type="string" table:style-name="ce1">
            <text:p>CR_1999</text:p>
          </table:table-cell>
          <table:table-cell table:number-columns-repeated="16375"/>
        </table:table-row>
        <table:table-row table:style-name="ro5">
          <table:table-cell office:value-type="string" table:style-name="ce1">
            <text:p>CR 2000</text:p>
          </table:table-cell>
          <table:table-cell office:value-type="string" table:style-name="ce1">
            <text:p>Coupe de robotique E=M6 2000 - La fête foraine</text:p>
          </table:table-cell>
          <table:table-cell office:value-type="string" table:style-name="ce2">
            <text:p>2000-05-31</text:p>
          </table:table-cell>
          <table:table-cell office:value-type="date" office:date-value="2000-05-31T00:00:00" table:style-name="ce3">
            <text:p>31/05/2000</text:p>
          </table:table-cell>
          <table:table-cell office:value-type="string" table:style-name="ce1">
            <text:p>du 31 mai au 3 juin 2000</text:p>
          </table:table-cell>
          <table:table-cell office:value-type="string" table:style-name="ce1">
            <text:p>&lt;p&gt;</text:p>
            <text:p><text:s text:c="2"/>&lt;b&gt;&lt;u&gt;Le thème :&lt;/u&gt;&lt;/b&gt;&lt;/br&gt;</text:p>
            <text:p><text:s text:c="2"/>Le thème de la coupe 2000 était la fête foraine. &lt;/br&gt;</text:p>
            <text:p><text:s text:c="2"/>Les robots devaient percer les ballons de l'adversaire.</text:p>
            <text:p>&lt;/p&gt;</text:p>
          </table:table-cell>
          <table:table-cell office:value-type="string" table:style-name="ce1">
            <text:p>&lt;p&gt;</text:p>
            <text:p><text:s text:c="2"/>Le président était Fabien Pieraldi (promotion 2003).</text:p>
            <text:p>&lt;/p&gt;</text:p>
          </table:table-cell>
          <table:table-cell office:value-type="string" table:style-name="ce1">
            <text:p>&lt;p&gt;</text:p>
            <text:p><text:s text:c="2"/>&lt;b&gt;&lt;u&gt;Notre classement :&lt;/u&gt;&lt;/b&gt;&lt;/br&gt;</text:p>
            <text:p><text:s text:c="2"/>Sudriabotik a été classée 80ème sur 160 équipes présentes suite à une série de soucis techniques.</text:p>
            <text:p>&lt;/p&gt;</text:p>
          </table:table-cell>
          <table:table-cell office:value-type="string" table:style-name="ce1">
            <text:p>CR_2000</text:p>
          </table:table-cell>
          <table:table-cell table:number-columns-repeated="16375"/>
        </table:table-row>
        <table:table-row table:style-name="ro2">
          <table:table-cell office:value-type="string" table:style-name="ce1">
            <text:p>Sudriabotik</text:p>
          </table:table-cell>
          <table:table-cell office:value-type="string" table:style-name="ce1">
            <text:p>Association Sudriabotik</text:p>
          </table:table-cell>
          <table:table-cell office:value-type="string" table:style-name="ce2">
            <text:p>2001-01-01</text:p>
          </table:table-cell>
          <table:table-cell office:value-type="date" office:date-value="2001-01-01T00:00:00" table:style-name="ce3">
            <text:p>01/01/2001</text:p>
          </table:table-cell>
          <table:table-cell table:style-name="ce3"/>
          <table:table-cell office:value-type="string" table:style-name="ce1">
            <text:p>L'association Sudriabotik de l'ESME Sudria remplace à partir de janvier 2001 le club robotique.</text:p>
          </table:table-cell>
          <table:table-cell table:number-columns-repeated="2" table:style-name="ce1"/>
          <table:table-cell table:number-columns-repeated="16376" table:style-name="ce4"/>
        </table:table-row>
        <table:table-row table:style-name="ro6">
          <table:table-cell office:value-type="string" table:style-name="ce1">
            <text:p>CR 2001</text:p>
          </table:table-cell>
          <table:table-cell office:value-type="string" table:style-name="ce1">
            <text:p>Coupe de robotique E=M6 2001 - L'Odyssée de l'Espace</text:p>
          </table:table-cell>
          <table:table-cell office:value-type="string" table:style-name="ce2">
            <text:p>2001-05-24</text:p>
          </table:table-cell>
          <table:table-cell office:value-type="date" office:date-value="2001-05-24T00:00:00" table:style-name="ce3">
            <text:p>24/05/2001</text:p>
          </table:table-cell>
          <table:table-cell office:value-type="string" table:style-name="ce1">
            <text:p>du 24 au 26 mai 2001</text:p>
          </table:table-cell>
          <table:table-cell office:value-type="string" table:style-name="ce1">
            <text:p>&lt;p&gt;</text:p>
            <text:p><text:s text:c="2"/>&lt;b&gt;&lt;u&gt;Le thème :&lt;/u&gt;&lt;/b&gt;&lt;/br&gt;</text:p>
            <text:p><text:s text:c="2"/>Le thème de la coupe 2001 était l'Odyssée de l'Espace. &lt;/br&gt;</text:p>
            <text:p><text:s text:c="2"/>Les robots devaient conquérir les astres en plaçant un drapeau dessus.</text:p>
            <text:p>&lt;/p&gt;</text:p>
          </table:table-cell>
          <table:table-cell office:value-type="string" table:style-name="ce1">
            <text:p>&lt;p&gt;</text:p>
            <text:p><text:s text:c="2"/>Le président était Fabien Pieraldi (promotion 2003).</text:p>
            <text:p>&lt;/p&gt;</text:p>
          </table:table-cell>
          <table:table-cell office:value-type="string" table:style-name="ce1">
            <text:p>&lt;p&gt;</text:p>
            <text:p><text:s text:c="2"/>&lt;b&gt;&lt;u&gt;Notre classement :&lt;/u&gt;&lt;/b&gt;&lt;/br&gt;</text:p>
            <text:p><text:s text:c="2"/>Sudriabotik a été classée 80ème.</text:p>
            <text:p>&lt;/p&gt;</text:p>
          </table:table-cell>
          <table:table-cell office:value-type="string" table:style-name="ce1">
            <text:p>CR_2001</text:p>
          </table:table-cell>
          <table:table-cell table:number-columns-repeated="16375"/>
        </table:table-row>
        <table:table-row table:style-name="ro4">
          <table:table-cell office:value-type="string" table:style-name="ce1">
            <text:p>CR 2002</text:p>
          </table:table-cell>
          <table:table-cell office:value-type="string" table:style-name="ce1">
            <text:p>Coupe de robotique E=M6 2002 - Le billard volant</text:p>
          </table:table-cell>
          <table:table-cell office:value-type="string" table:style-name="ce2">
            <text:p>2002-05-02</text:p>
          </table:table-cell>
          <table:table-cell office:value-type="date" office:date-value="2002-05-02T00:00:00" table:style-name="ce3">
            <text:p>02/05/2002</text:p>
          </table:table-cell>
          <table:table-cell table:style-name="ce1"/>
          <table:table-cell office:value-type="string" table:style-name="ce1">
            <text:p>&lt;p&gt;</text:p>
            <text:p><text:s text:c="2"/>&lt;b&gt;&lt;u&gt;Le thème :&lt;/u&gt;&lt;/b&gt;&lt;/br&gt;</text:p>
            <text:p><text:s text:c="2"/>Le thème de la coupe 2002 était le Billard Aérien. &lt;/br&gt;</text:p>
            <text:p><text:s text:c="2"/>Les robots devaient récupérer le maximum de billes rouges et noires et les placer dans les poches correspondantes.</text:p>
            <text:p>&lt;/p&gt;</text:p>
          </table:table-cell>
          <table:table-cell office:value-type="string" table:style-name="ce1">
            <text:p>&lt;p&gt;</text:p>
            <text:p><text:s text:c="2"/>Le président était Fabien Pieraldi (promotion 2003).</text:p>
            <text:p>&lt;/p&gt;</text:p>
          </table:table-cell>
          <table:table-cell office:value-type="string" table:style-name="ce1">
            <text:p>&lt;p&gt;</text:p>
            <text:p><text:s text:c="2"/>&lt;b&gt;&lt;u&gt;Notre classement :&lt;/u&gt;&lt;/b&gt;&lt;/br&gt;</text:p>
            <text:p><text:s text:c="2"/>Sudriabotik a été classée 32ème.</text:p>
            <text:p>&lt;/p&gt;</text:p>
          </table:table-cell>
          <table:table-cell office:value-type="string" table:style-name="ce1">
            <text:p>CR_2002</text:p>
          </table:table-cell>
          <table:table-cell table:number-columns-repeated="16375"/>
        </table:table-row>
        <table:table-row table:style-name="ro4">
          <table:table-cell office:value-type="string" table:style-name="ce1">
            <text:p>CR 2003</text:p>
          </table:table-cell>
          <table:table-cell office:value-type="string" table:style-name="ce1">
            <text:p>Coupe de robotique E=M6 2003 - Le pile ou face</text:p>
          </table:table-cell>
          <table:table-cell office:value-type="string" table:style-name="ce2">
            <text:p>2003-05-22</text:p>
          </table:table-cell>
          <table:table-cell office:value-type="date" office:date-value="2003-05-22T00:00:00" table:style-name="ce3">
            <text:p>22/05/2003</text:p>
          </table:table-cell>
          <table:table-cell table:style-name="ce1"/>
          <table:table-cell office:value-type="string" table:style-name="ce8">
            <text:p>&lt;p&gt;</text:p>
            <text:p><text:s text:c="2"/>&lt;b&gt;&lt;u&gt;Le thème :&lt;/u&gt;&lt;/b&gt;&lt;/br&gt;</text:p>
            <text:p><text:s text:c="2"/>Le thème de la coupe 2003 était le Pile ou Face. &lt;/br&gt;</text:p>
            <text:p><text:s text:c="2"/>Les robots devaient retourner le plus de palets bicolores du côté de leur couleur.</text:p>
            <text:p>&lt;/p&gt;</text:p>
          </table:table-cell>
          <table:table-cell office:value-type="string" table:style-name="ce8">
            <text:p>&lt;p&gt;</text:p>
            <text:p><text:s text:c="2"/>Le président était David Paillé (promotion 2004).</text:p>
            <text:p>&lt;/p&gt;</text:p>
          </table:table-cell>
          <table:table-cell office:value-type="string" table:style-name="ce1">
            <text:p>&lt;p&gt;</text:p>
            <text:p><text:s text:c="2"/>&lt;b&gt;&lt;u&gt;Notre classement :&lt;/u&gt;&lt;/b&gt;&lt;/br&gt;</text:p>
            <text:p><text:s text:c="2"/>Sudriabotik n'a pas participé cette année-là.</text:p>
            <text:p>&lt;/p&gt;</text:p>
          </table:table-cell>
          <table:table-cell office:value-type="string" table:style-name="ce1">
            <text:p>CR_2003</text:p>
          </table:table-cell>
          <table:table-cell table:number-columns-repeated="16375"/>
        </table:table-row>
        <table:table-row table:style-name="ro4">
          <table:table-cell office:value-type="string" table:style-name="ce1">
            <text:p>CR 2004</text:p>
          </table:table-cell>
          <table:table-cell office:value-type="string" table:style-name="ce1">
            <text:p>Coupe de robotique E=M6 2004 - Coconut Rugby</text:p>
          </table:table-cell>
          <table:table-cell office:value-type="string" table:style-name="ce2">
            <text:p>2004-05-05</text:p>
          </table:table-cell>
          <table:table-cell office:value-type="date" office:date-value="2004-05-05T00:00:00" table:style-name="ce3">
            <text:p>05/05/2004</text:p>
          </table:table-cell>
          <table:table-cell table:style-name="ce1"/>
          <table:table-cell office:value-type="string" table:style-name="ce1">
            <text:p>&lt;p&gt;</text:p>
            <text:p><text:s text:c="2"/>&lt;b&gt;&lt;u&gt;Le thème :&lt;/u&gt;&lt;/b&gt;&lt;/br&gt;</text:p>
            <text:p><text:s text:c="2"/>Le thème de la coupe 2004 était Coconut Rugby. &lt;/br&gt;</text:p>
            <text:p><text:s text:c="2"/>Les robots devaient ramasser les noix de coco et les porter dans l'en-but adverse (essai) ou les lancer entre les deux cocotiers adverses (drop).</text:p>
            <text:p>&lt;/p&gt;</text:p>
          </table:table-cell>
          <table:table-cell office:value-type="string" table:style-name="ce1">
            <text:p>&lt;p&gt;</text:p>
            <text:p><text:s text:c="2"/>Le président était Laurent Boiron (promotion 2005).</text:p>
            <text:p>&lt;/p&gt;</text:p>
          </table:table-cell>
          <table:table-cell office:value-type="string" table:style-name="ce1">
            <text:p>&lt;p&gt;</text:p>
            <text:p><text:s text:c="2"/>&lt;b&gt;&lt;u&gt;Notre classement :&lt;/u&gt;&lt;/b&gt;&lt;/br&gt;</text:p>
            <text:p><text:s text:c="2"/>Sudriabotik a été classée 23ème sur 202 équipes.<text:s/></text:p>
            <text:p>&lt;/p&gt;</text:p>
          </table:table-cell>
          <table:table-cell office:value-type="string" table:style-name="ce1">
            <text:p>CR_2004</text:p>
          </table:table-cell>
          <table:table-cell table:number-columns-repeated="16375"/>
        </table:table-row>
        <table:table-row table:style-name="ro4">
          <table:table-cell office:value-type="string" table:style-name="ce1">
            <text:p>CR 2005</text:p>
          </table:table-cell>
          <table:table-cell office:value-type="string" table:style-name="ce1">
            <text:p>Coupe de France de robotique 2005 - Bowling</text:p>
          </table:table-cell>
          <table:table-cell office:value-type="string" table:style-name="ce2">
            <text:p>2005-05-04</text:p>
          </table:table-cell>
          <table:table-cell office:value-type="date" office:date-value="2005-05-04T00:00:00" table:style-name="ce3">
            <text:p>04/05/2005</text:p>
          </table:table-cell>
          <table:table-cell office:value-type="string" table:style-name="ce1">
            <text:p>du 04 au 07 mai 2005</text:p>
          </table:table-cell>
          <table:table-cell office:value-type="string" table:style-name="ce1">
            <text:p>&lt;p&gt;</text:p>
            <text:p><text:s text:c="2"/>&lt;b&gt;&lt;u&gt;Le thème :&lt;/u&gt;&lt;/b&gt;&lt;/br&gt;</text:p>
            <text:p><text:s text:c="2"/>Le thème de la coupe 2005 était le Bowling. &lt;/br&gt;</text:p>
            <text:p><text:s text:c="2"/>Les robots doivent renverser le plus de quilles de leur couleur.</text:p>
            <text:p>&lt;/p&gt;</text:p>
          </table:table-cell>
          <table:table-cell office:value-type="string" table:style-name="ce1">
            <text:p>&lt;p&gt;</text:p>
            <text:p><text:s text:c="2"/>Le président était Laurent Boiron (promotion 2005).</text:p>
            <text:p>&lt;/p&gt;</text:p>
          </table:table-cell>
          <table:table-cell office:value-type="string" table:style-name="ce1">
            <text:p>&lt;p&gt;</text:p>
            <text:p><text:s text:c="2"/>&lt;b&gt;&lt;u&gt;Notre classement :&lt;/u&gt;&lt;/b&gt;&lt;/br&gt;</text:p>
            <text:p><text:s text:c="2"/>Sudriabotik a été classée 79ème sur 187 équipes.</text:p>
            <text:p>&lt;/p&gt;</text:p>
          </table:table-cell>
          <table:table-cell office:value-type="string" table:style-name="ce1">
            <text:p>CR_2005</text:p>
          </table:table-cell>
          <table:table-cell table:number-columns-repeated="16375"/>
        </table:table-row>
        <table:table-row table:style-name="ro6">
          <table:table-cell office:value-type="string" table:style-name="ce1">
            <text:p>CR 2006</text:p>
          </table:table-cell>
          <table:table-cell office:value-type="string" table:style-name="ce1">
            <text:p>Coupe de France de robotique 2006 - Funny Golf</text:p>
          </table:table-cell>
          <table:table-cell office:value-type="string" table:style-name="ce2">
            <text:p>2006-05-24</text:p>
          </table:table-cell>
          <table:table-cell office:value-type="date" office:date-value="2006-05-24T00:00:00" table:style-name="ce3">
            <text:p>24/05/2006</text:p>
          </table:table-cell>
          <table:table-cell office:value-type="string" table:style-name="ce1">
            <text:p>du 24 au 27 mai 2006</text:p>
          </table:table-cell>
          <table:table-cell office:value-type="string" table:style-name="ce1">
            <text:p>&lt;p&gt;</text:p>
            <text:p><text:s text:c="2"/>&lt;b&gt;&lt;u&gt;Le thème :&lt;/u&gt;&lt;/b&gt;&lt;/br&gt;</text:p>
            <text:p><text:s text:c="2"/>Le thème de la coupe 2006 était le Funny Golf. &lt;/br&gt;</text:p>
            <text:p><text:s text:c="2"/>Les robots devaient placer le plus de balles blanches dans les trous de sa couleur que l'adversaire.</text:p>
            <text:p>&lt;/p&gt;</text:p>
          </table:table-cell>
          <table:table-cell office:value-type="string" table:style-name="ce1">
            <text:p>&lt;p&gt;</text:p>
            <text:p><text:s text:c="2"/>Le président était Anthony Corke (Promotion 2007).</text:p>
            <text:p>&lt;/p&gt;</text:p>
          </table:table-cell>
          <table:table-cell office:value-type="string" table:style-name="ce1">
            <text:p>&lt;p&gt;</text:p>
            <text:p><text:s text:c="2"/>&lt;b&gt;&lt;u&gt;Notre classement :&lt;/u&gt;&lt;/b&gt;&lt;/br&gt;</text:p>
            <text:p><text:s text:c="2"/>Sudriabotik a été classée 44ème.</text:p>
            <text:p>&lt;/p&gt;</text:p>
          </table:table-cell>
          <table:table-cell office:value-type="string" table:style-name="ce1">
            <text:p>CR_2006</text:p>
          </table:table-cell>
          <table:table-cell table:number-columns-repeated="16375"/>
        </table:table-row>
        <table:table-row table:style-name="ro4">
          <table:table-cell office:value-type="string" table:style-name="ce1">
            <text:p>CR 2007</text:p>
          </table:table-cell>
          <table:table-cell office:value-type="string" table:style-name="ce1">
            <text:p>Coupe de France de robotique 2007 - Robot Tri Party</text:p>
          </table:table-cell>
          <table:table-cell office:value-type="string" table:style-name="ce2">
            <text:p>2007-05-20</text:p>
          </table:table-cell>
          <table:table-cell office:value-type="date" office:date-value="2007-05-20T00:00:00" table:style-name="ce3">
            <text:p>20/05/2007</text:p>
          </table:table-cell>
          <table:table-cell office:value-type="string" table:style-name="ce1">
            <text:p>du 20 au 23 mai 2007</text:p>
          </table:table-cell>
          <table:table-cell office:value-type="string" table:style-name="ce1">
            <text:p>&lt;p&gt;</text:p>
            <text:p><text:s text:c="2"/>&lt;b&gt;&lt;u&gt;Le thème :&lt;/u&gt;&lt;/b&gt;&lt;/br&gt;</text:p>
            <text:p><text:s text:c="2"/>Le thème de la coupe 2007 était Robot Tri Party. &lt;/br&gt;</text:p>
            <text:p><text:s text:c="2"/>Les robots devaient ramasser des déchets (bouteilles, canettes et piles) et les déposer dans la poubelle pour les bouteilles, dans celle pour les canettes ou dans le panier partagé pour les piles.</text:p>
            <text:p>&lt;/p&gt;</text:p>
          </table:table-cell>
          <table:table-cell office:value-type="string" table:style-name="ce1">
            <text:p>&lt;p&gt;</text:p>
            <text:p><text:s text:c="2"/>Le président était David Silva Pires (promotion 2007).</text:p>
            <text:p>&lt;/p&gt;</text:p>
          </table:table-cell>
          <table:table-cell office:value-type="string" table:style-name="ce1">
            <text:p>&lt;p&gt;</text:p>
            <text:p><text:s text:c="2"/>&lt;b&gt;&lt;u&gt;Notre classement :&lt;/u&gt;&lt;/b&gt;&lt;/br&gt;</text:p>
            <text:p><text:s text:c="2"/>Sudriabotik a été classée 37ème.</text:p>
            <text:p>&lt;/p&gt;</text:p>
          </table:table-cell>
          <table:table-cell office:value-type="string" table:style-name="ce1">
            <text:p>CR_2007</text:p>
          </table:table-cell>
          <table:table-cell table:number-columns-repeated="16375"/>
        </table:table-row>
        <table:table-row table:style-name="ro4">
          <table:table-cell office:value-type="string" table:style-name="ce1">
            <text:p>CR 2008</text:p>
          </table:table-cell>
          <table:table-cell office:value-type="string" table:style-name="ce1">
            <text:p>Coupe de France de robotique 2008 - Mission to Mars</text:p>
          </table:table-cell>
          <table:table-cell office:value-type="string" table:style-name="ce2">
            <text:p>2008-04-30</text:p>
          </table:table-cell>
          <table:table-cell office:value-type="date" office:date-value="2008-04-30T00:00:00" table:style-name="ce3">
            <text:p>30/04/2008</text:p>
          </table:table-cell>
          <table:table-cell office:value-type="string" table:style-name="ce1">
            <text:p>du 30 avril au 3 mai 2008</text:p>
          </table:table-cell>
          <table:table-cell office:value-type="string" table:style-name="ce1">
            <text:p>&lt;p&gt;</text:p>
            <text:p><text:s text:c="2"/>&lt;b&gt;&lt;u&gt;Le thème :&lt;/u&gt;&lt;/b&gt;&lt;/br&gt;</text:p>
            <text:p><text:s text:c="2"/>Le thème de la coupe 2008 était Mission To Mars. &lt;/br&gt;</text:p>
            <text:p><text:s text:c="2"/>Les robots devaient collecter des échantillons de leur couleur contenant potentiellement des organismes vivants et les déposer dans des conteneurs (conteneur réfrigéré ou standard).</text:p>
            <text:p>&lt;/p&gt;</text:p>
          </table:table-cell>
          <table:table-cell office:value-type="string" table:style-name="ce1">
            <text:p>&lt;p&gt;</text:p>
            <text:p><text:s text:c="2"/>Le président était Vincent Boizeau (promotion 2009).</text:p>
            <text:p>&lt;/p&gt;</text:p>
          </table:table-cell>
          <table:table-cell office:value-type="string" table:style-name="ce1">
            <text:p>&lt;p&gt;</text:p>
            <text:p><text:s text:c="2"/>&lt;b&gt;&lt;u&gt;Notre classement :&lt;/u&gt;&lt;/b&gt;&lt;/br&gt;</text:p>
            <text:p><text:s text:c="2"/>Sudriabotik a été classée 24ème.</text:p>
            <text:p>&lt;/p&gt;</text:p>
          </table:table-cell>
          <table:table-cell office:value-type="string" table:style-name="ce1">
            <text:p>CR_2008</text:p>
          </table:table-cell>
          <table:table-cell table:number-columns-repeated="16375"/>
        </table:table-row>
        <table:table-row table:style-name="ro6">
          <table:table-cell office:value-type="string" table:style-name="ce1">
            <text:p>CR 2009</text:p>
          </table:table-cell>
          <table:table-cell office:value-type="string" table:style-name="ce1">
            <text:p>Coupe de France de robotique 2009 - Temples en Atlantide</text:p>
          </table:table-cell>
          <table:table-cell office:value-type="string" table:style-name="ce2">
            <text:p>2009-05-20</text:p>
          </table:table-cell>
          <table:table-cell office:value-type="date" office:date-value="2009-05-20T00:00:00" table:style-name="ce3">
            <text:p>20/05/2009</text:p>
          </table:table-cell>
          <table:table-cell office:value-type="string" table:style-name="ce1">
            <text:p>du 20 au 24 mai 2009</text:p>
          </table:table-cell>
          <table:table-cell office:value-type="string" table:style-name="ce1">
            <text:p>&lt;p&gt;</text:p>
            <text:p><text:s text:c="2"/>&lt;b&gt;&lt;u&gt;Le thème :&lt;/u&gt;&lt;/b&gt;&lt;/br&gt;</text:p>
            <text:p><text:s text:c="2"/>Le thème de la coupe 2007 était Temple of Atlantis. &lt;/br&gt;</text:p>
            <text:p><text:s text:c="2"/>Les robots devaient construire des temples à l'aide d'éléments de leur couleur (colonnes et linteaux).</text:p>
            <text:p>&lt;/p&gt;</text:p>
          </table:table-cell>
          <table:table-cell office:value-type="string" table:style-name="ce1">
            <text:p>&lt;p&gt;</text:p>
            <text:p><text:s text:c="2"/>Le président était Pierre-Emmanuel Balandreau (promotion 2011).</text:p>
            <text:p>&lt;/p&gt;</text:p>
          </table:table-cell>
          <table:table-cell office:value-type="string" table:style-name="ce1">
            <text:p>&lt;p&gt;</text:p>
            <text:p><text:s text:c="2"/>&lt;b&gt;&lt;u&gt;Notre classement :&lt;/u&gt;&lt;/b&gt;&lt;/br&gt;</text:p>
            <text:p><text:s text:c="2"/>Sudriabotik a été classée 22ème.</text:p>
            <text:p>&lt;/p&gt;</text:p>
          </table:table-cell>
          <table:table-cell office:value-type="string" table:style-name="ce1">
            <text:p>CR_2009</text:p>
          </table:table-cell>
          <table:table-cell table:number-columns-repeated="16375"/>
        </table:table-row>
        <table:table-row table:style-name="ro6">
          <table:table-cell office:value-type="string" table:style-name="ce1">
            <text:p>CR 2010</text:p>
          </table:table-cell>
          <table:table-cell office:value-type="string" table:style-name="ce1">
            <text:p>Coupe de France de robotique 2010 - Feed the World</text:p>
          </table:table-cell>
          <table:table-cell office:value-type="string" table:style-name="ce2">
            <text:p>2010-05-12</text:p>
          </table:table-cell>
          <table:table-cell office:value-type="date" office:date-value="2010-05-12T00:00:00" table:style-name="ce3">
            <text:p>12/05/2010</text:p>
          </table:table-cell>
          <table:table-cell office:value-type="string" table:style-name="ce1">
            <text:p>du 12 au 15 mai 2010</text:p>
          </table:table-cell>
          <table:table-cell office:value-type="string" table:style-name="ce1">
            <text:p>&lt;p&gt;</text:p>
            <text:p><text:s text:c="2"/>&lt;b&gt;&lt;u&gt;Le thème :&lt;/u&gt;&lt;/b&gt;&lt;/br&gt;</text:p>
            <text:p><text:s text:c="2"/>Le thème de la coupe 2010 était Feed the World. &lt;/br&gt;</text:p>
            <text:p><text:s text:c="2"/>Les robots devaient collecter le plus de fuits, céréales et légumes.</text:p>
            <text:p>&lt;/p&gt;</text:p>
          </table:table-cell>
          <table:table-cell office:value-type="string" table:style-name="ce1">
            <text:p>&lt;p&gt;</text:p>
            <text:p><text:s text:c="2"/>Le président était Pierre-Emmanuel Balandreau (promotion 2011).</text:p>
            <text:p>&lt;/p&gt;</text:p>
          </table:table-cell>
          <table:table-cell office:value-type="string" table:style-name="ce1">
            <text:p>&lt;p&gt;</text:p>
            <text:p><text:s text:c="2"/>&lt;b&gt;&lt;u&gt;Notre classement :&lt;/u&gt;&lt;/b&gt;&lt;/br&gt;</text:p>
            <text:p><text:s text:c="2"/>Sudriabotik a été classée 20ème.</text:p>
            <text:p>&lt;/p&gt;</text:p>
          </table:table-cell>
          <table:table-cell office:value-type="string" table:style-name="ce1">
            <text:p>CR_2010</text:p>
          </table:table-cell>
          <table:table-cell table:number-columns-repeated="16375"/>
        </table:table-row>
        <table:table-row table:style-name="ro4">
          <table:table-cell office:value-type="string" table:style-name="ce1">
            <text:p>CR 2011</text:p>
          </table:table-cell>
          <table:table-cell office:value-type="string" table:style-name="ce1">
            <text:p>Coupe de France de robotique 2011 - Chess' Up</text:p>
          </table:table-cell>
          <table:table-cell office:value-type="string" table:style-name="ce2">
            <text:p>2011-06-01</text:p>
          </table:table-cell>
          <table:table-cell office:value-type="date" office:date-value="2011-06-01T00:00:00" table:style-name="ce3">
            <text:p>01/06/2011</text:p>
          </table:table-cell>
          <table:table-cell office:value-type="string" table:style-name="ce1">
            <text:p>du 01 au 04 juin 2011</text:p>
          </table:table-cell>
          <table:table-cell office:value-type="string" table:style-name="ce1">
            <text:p>&lt;p&gt;</text:p>
            <text:p><text:s text:c="2"/>&lt;b&gt;&lt;u&gt;Le thème :&lt;/u&gt;&lt;/b&gt;&lt;/br&gt;</text:p>
            <text:p><text:s text:c="2"/>Le thème de la coupe 2011 était Chess' Up. &lt;/br&gt;</text:p>
            <text:p><text:s text:c="2"/>Les robots devaient empiler des pièces d'échec (pions, reines et rois) pour former des tours.</text:p>
            <text:p>&lt;/p&gt;</text:p>
          </table:table-cell>
          <table:table-cell office:value-type="string" table:style-name="ce1">
            <text:p>&lt;p&gt;</text:p>
            <text:p><text:s text:c="2"/>Le président était Nicolas Malet (promotion 2012).</text:p>
            <text:p>&lt;/p&gt;</text:p>
          </table:table-cell>
          <table:table-cell office:value-type="string" table:style-name="ce1">
            <text:p>&lt;p&gt;</text:p>
            <text:p><text:s text:c="2"/>&lt;b&gt;&lt;u&gt;Notre classement :&lt;/u&gt;&lt;/b&gt;&lt;/br&gt;</text:p>
            <text:p><text:s text:c="2"/>Sudriabotik n'a pas participé cette année-là.</text:p>
            <text:p>&lt;/p&gt;</text:p>
          </table:table-cell>
          <table:table-cell office:value-type="string" table:style-name="ce1">
            <text:p>CR_2011</text:p>
          </table:table-cell>
          <table:table-cell table:number-columns-repeated="16375"/>
        </table:table-row>
        <table:table-row table:style-name="ro5">
          <table:table-cell office:value-type="string" table:style-name="ce1">
            <text:p>CR 2012</text:p>
          </table:table-cell>
          <table:table-cell office:value-type="string" table:style-name="ce1">
            <text:p>Coupe de France de robotique 2012 - Treasure Island</text:p>
          </table:table-cell>
          <table:table-cell office:value-type="string" table:style-name="ce2">
            <text:p>2012-05-16</text:p>
          </table:table-cell>
          <table:table-cell office:value-type="date" office:date-value="2012-05-16T00:00:00" table:style-name="ce3">
            <text:p>16/05/2012</text:p>
          </table:table-cell>
          <table:table-cell office:value-type="string" table:style-name="ce1">
            <text:p>du 16 au 19 mai 2012</text:p>
          </table:table-cell>
          <table:table-cell office:value-type="string" table:style-name="ce1">
            <text:p>&lt;p&gt;</text:p>
            <text:p><text:s text:c="2"/>&lt;b&gt;&lt;u&gt;Le thème :&lt;/u&gt;&lt;/b&gt;&lt;/br&gt;</text:p>
            <text:p><text:s text:c="2"/>Le thème de la coupe 2012 était Treasure Island. &lt;/br&gt;</text:p>
            <text:p><text:s text:c="2"/>Les robots devaient récupérer la carte au trésor, ramener un maximum de pièces et de lingots et dérouler les messages envoyés.</text:p>
            <text:p>&lt;/p&gt;</text:p>
          </table:table-cell>
          <table:table-cell office:value-type="string" table:style-name="ce1">
            <text:p>&lt;p&gt;</text:p>
            <text:p><text:s text:c="2"/>Le président était Guillaume Chabernaud (promotion 2015).</text:p>
            <text:p>&lt;/p&gt;</text:p>
          </table:table-cell>
          <table:table-cell office:value-type="string" table:style-name="ce1">
            <text:p>&lt;p&gt;</text:p>
            <text:p><text:s text:c="2"/>&lt;b&gt;&lt;u&gt;Notre classement :&lt;/u&gt;&lt;/b&gt;&lt;/br&gt;</text:p>
            <text:p><text:s text:c="2"/>Sudriabotik a été classée 104ème sur 160 équipes dont 143 ont été homologuées.</text:p>
            <text:p>&lt;/p&gt;</text:p>
          </table:table-cell>
          <table:table-cell office:value-type="string" table:style-name="ce1">
            <text:p>CR_2012</text:p>
          </table:table-cell>
          <table:table-cell table:number-columns-repeated="16375"/>
        </table:table-row>
        <table:table-row table:style-name="ro7">
          <table:table-cell office:value-type="string" table:style-name="ce1">
            <text:p>CR 2013</text:p>
          </table:table-cell>
          <table:table-cell office:value-type="string" table:style-name="ce1">
            <text:p>Coupe de France de robotique 2013 - Happy Birthday</text:p>
          </table:table-cell>
          <table:table-cell office:value-type="string" table:style-name="ce2">
            <text:p>2013-05-08</text:p>
          </table:table-cell>
          <table:table-cell office:value-type="date" office:date-value="2013-05-08T00:00:00" table:style-name="ce3">
            <text:p>08/05/2013</text:p>
          </table:table-cell>
          <table:table-cell office:value-type="string" table:style-name="ce1">
            <text:p>du 8 au 11 mai 2013</text:p>
          </table:table-cell>
          <table:table-cell office:value-type="string" table:style-name="ce1">
            <text:p>&lt;p&gt;</text:p>
            <text:p><text:s text:c="2"/>&lt;b&gt;&lt;u&gt;Le thème :&lt;/u&gt;&lt;/b&gt;&lt;/br&gt;</text:p>
            <text:p><text:s text:c="2"/>Le thème de la coupe 2013 était Happy Birthday. &lt;/br&gt;</text:p>
            <text:p><text:s text:c="2"/>Les robots devaient déplacer et empiler des verres, pousser des cadeaux</text:p>
            <text:p>&lt;/p&gt;</text:p>
          </table:table-cell>
          <table:table-cell office:value-type="string" table:style-name="ce1">
            <text:p>&lt;p&gt;</text:p>
            <text:p><text:s text:c="2"/>Le président était Quentin Mercier(promotion 2016).</text:p>
            <text:p>&lt;/p&gt;</text:p>
          </table:table-cell>
          <table:table-cell office:value-type="string" table:style-name="ce1">
            <text:p>&lt;p&gt;</text:p>
            <text:p><text:s text:c="2"/>&lt;b&gt;&lt;u&gt;Notre classement :&lt;/u&gt;&lt;/b&gt;&lt;/br&gt;</text:p>
            <text:p><text:s text:c="2"/>Sudriabotik a été classée 13ème sur 167 équipes dont 126 ont été homologuées. Sudriabotik a donc participé aux 8ème de finale.&lt;/br&gt;</text:p>
            <text:p><text:s text:c="2"/>En Belgique, Sudriabotik a été classée 10ème sur 22 équipes en ayant seulement son petit robot.</text:p>
            <text:p>&lt;/p&gt;</text:p>
          </table:table-cell>
          <table:table-cell office:value-type="string" table:style-name="ce1">
            <text:p>CR_2013</text:p>
          </table:table-cell>
          <table:table-cell table:number-columns-repeated="16375"/>
        </table:table-row>
        <table:table-row table:style-name="ro4">
          <table:table-cell office:value-type="string" table:style-name="ce1">
            <text:p>CR 2014</text:p>
          </table:table-cell>
          <table:table-cell office:value-type="string" table:style-name="ce1">
            <text:p>Coupe de France de robotique 2014 - Préhistobot</text:p>
          </table:table-cell>
          <table:table-cell office:value-type="string" table:style-name="ce2">
            <text:p>2014-05-28</text:p>
          </table:table-cell>
          <table:table-cell office:value-type="date" office:date-value="2014-05-28T00:00:00" table:style-name="ce3">
            <text:p>28/05/2014</text:p>
          </table:table-cell>
          <table:table-cell office:value-type="string" table:style-name="ce1">
            <text:p>du 28 au 31 mai 2014</text:p>
          </table:table-cell>
          <table:table-cell office:value-type="string" table:style-name="ce1">
            <text:p>&lt;p&gt;</text:p>
            <text:p><text:s text:c="2"/>&lt;b&gt;&lt;u&gt;Le thème :&lt;/u&gt;&lt;/b&gt;&lt;/br&gt;</text:p>
            <text:p><text:s text:c="2"/>Le thème de la coupe 2014 était Préhistobot. &lt;/br&gt;</text:p>
            <text:p><text:s text:c="2"/>Les robots devaient chasser ou capturer des mammouths, allumer des feux à leur couleur ou bien cueillir des fruits.</text:p>
            <text:p>&lt;/p&gt;</text:p>
          </table:table-cell>
          <table:table-cell office:value-type="string" table:style-name="ce1">
            <text:p>&lt;p&gt;</text:p>
            <text:p><text:s text:c="2"/>Le président était Quentin Mercier (promotion 2016).</text:p>
            <text:p>&lt;/p&gt;</text:p>
          </table:table-cell>
          <table:table-cell office:value-type="string" table:style-name="ce1">
            <text:p>&lt;p&gt;</text:p>
            <text:p><text:s text:c="2"/>&lt;b&gt;&lt;u&gt;Notre classement :&lt;/u&gt;&lt;/b&gt;&lt;/br&gt;</text:p>
            <text:p><text:s text:c="2"/>Sudriabotik ne s'est pas inscrite à la Coupe cette année-là.</text:p>
            <text:p>&lt;/p&gt;</text:p>
          </table:table-cell>
          <table:table-cell office:value-type="string" table:style-name="ce1">
            <text:p>CR_2014</text:p>
          </table:table-cell>
          <table:table-cell table:number-columns-repeated="16375"/>
        </table:table-row>
        <table:table-row table:style-name="ro8">
          <table:table-cell office:value-type="string" table:style-name="ce1">
            <text:p>CR 2015</text:p>
          </table:table-cell>
          <table:table-cell office:value-type="string" table:style-name="ce1">
            <text:p>Coupe de France de robotique 2015 - Robomovies</text:p>
          </table:table-cell>
          <table:table-cell office:value-type="string" table:style-name="ce2">
            <text:p>2015-05-13</text:p>
          </table:table-cell>
          <table:table-cell office:value-type="date" office:date-value="2015-05-13T00:00:00" table:style-name="ce3">
            <text:p>13/05/2015</text:p>
          </table:table-cell>
          <table:table-cell office:value-type="string" table:style-name="ce1">
            <text:p>du 13 au 16 mai 2015</text:p>
          </table:table-cell>
          <table:table-cell office:value-type="string" table:style-name="ce1">
            <text:p>&lt;p&gt;</text:p>
            <text:p><text:s text:c="2"/>&lt;b&gt;&lt;u&gt;Le thème :&lt;/u&gt;&lt;/b&gt;&lt;/br&gt;</text:p>
            <text:p><text:s text:c="2"/>Le thème de la coupe 2015 était Robomovies. &lt;/br&gt;</text:p>
            <text:p><text:s text:c="2"/>Les robots devaient empiler des spots, fermer les claps correspondant à leur couleur et récupérer des gobelets de pop-corn. Il est aussi possible d'installer un tapis rouge sur un escalier, et d'en monter les marches.</text:p>
            <text:p>&lt;/p&gt;</text:p>
          </table:table-cell>
          <table:table-cell office:value-type="string" table:style-name="ce1">
            <text:p>&lt;p&gt;</text:p>
            <text:p><text:s text:c="2"/>Le président était Quentin Mercier(promotion 2016).</text:p>
            <text:p>&lt;/p&gt;</text:p>
          </table:table-cell>
          <table:table-cell office:value-type="string" table:style-name="ce1">
            <text:p>&lt;p&gt;</text:p>
            <text:p><text:s text:c="2"/>&lt;b&gt;&lt;u&gt;Notre classement :&lt;/u&gt;&lt;/b&gt;&lt;/br&gt;</text:p>
            <text:p><text:s text:c="2"/>Sudriabotik a été classée 5ème sur 161 dont 154 ont été homologuées. Sudriabotik a donc participé aux quarts de finale.&lt;/br&gt;</text:p>
            <text:p>&lt;/p&gt;</text:p>
          </table:table-cell>
          <table:table-cell office:value-type="string" table:style-name="ce1">
            <text:p>CR_2015</text:p>
          </table:table-cell>
          <table:table-cell table:number-columns-repeated="16375"/>
        </table:table-row>
        <table:table-row table:style-name="ro9">
          <table:table-cell office:value-type="string" table:style-name="ce1">
            <text:p>CR 2016</text:p>
          </table:table-cell>
          <table:table-cell office:value-type="string" table:style-name="ce1">
            <text:p>Coupe de France de robotique 2016 - BeachBots</text:p>
          </table:table-cell>
          <table:table-cell office:value-type="string" table:style-name="ce2">
            <text:p>2016-05-05</text:p>
          </table:table-cell>
          <table:table-cell office:value-type="date" office:date-value="2016-05-05T00:00:00" table:style-name="ce3">
            <text:p>05/05/2016</text:p>
          </table:table-cell>
          <table:table-cell office:value-type="string" table:style-name="ce1">
            <text:p>du 5 au 7 mai 2016</text:p>
          </table:table-cell>
          <table:table-cell office:value-type="string" table:style-name="ce1">
            <text:p>&lt;p&gt;</text:p>
            <text:p><text:s text:c="2"/>&lt;b&gt;&lt;u&gt;Le thème :&lt;/u&gt;&lt;/b&gt;&lt;/br&gt;</text:p>
            <text:p><text:s text:c="2"/>Le thème de la coupe 2016 était BeachBots. &lt;/br&gt;</text:p>
            <text:p><text:s text:c="2"/>Les robots devaient pêcher à la ligne, construire des châteaux de sable, ramasser des coquillages, fermer les cabines et ouvrir des parasols.</text:p>
            <text:p>&lt;/p&gt;</text:p>
          </table:table-cell>
          <table:table-cell office:value-type="string" table:style-name="ce1">
            <text:p>&lt;p&gt;</text:p>
            <text:p><text:s text:c="2"/>Le président était Gloria Wanet (promotion 2017).</text:p>
            <text:p>&lt;/p&gt;</text:p>
          </table:table-cell>
          <table:table-cell office:value-type="string" table:style-name="ce1">
            <text:p>&lt;p&gt;</text:p>
            <text:p><text:s text:c="2"/>&lt;b&gt;&lt;u&gt;Notre classement :&lt;/u&gt;&lt;/b&gt;&lt;/br&gt;</text:p>
            <text:p><text:s text:c="2"/>Sudriabotik, avec ses deux robots, a été classée 31ème sur 164 équipes avec un total de 401 points.&lt;/br&gt;</text:p>
            <text:p>&lt;/p&gt;</text:p>
          </table:table-cell>
          <table:table-cell office:value-type="string" table:style-name="ce1">
            <text:p>CR_2016</text:p>
          </table:table-cell>
          <table:table-cell table:number-columns-repeated="16375"/>
        </table:table-row>
        <table:table-row table:style-name="ro8">
          <table:table-cell office:value-type="string" table:style-name="ce1">
            <text:p>CR 2017</text:p>
          </table:table-cell>
          <table:table-cell office:value-type="string" table:style-name="ce1">
            <text:p>Coupe de France de robotique 2017 - Moon Village</text:p>
          </table:table-cell>
          <table:table-cell office:value-type="string" table:style-name="ce2">
            <text:p>2017-05-24</text:p>
          </table:table-cell>
          <table:table-cell office:value-type="date" office:date-value="2017-05-24T00:00:00" table:style-name="ce3">
            <text:p>24/05/2017</text:p>
          </table:table-cell>
          <table:table-cell office:value-type="string" table:style-name="ce1">
            <text:p>du 24 au 28 mai 2017</text:p>
          </table:table-cell>
          <table:table-cell office:value-type="string" table:style-name="ce1">
            <text:p>&lt;p&gt;</text:p>
            <text:p><text:s text:c="2"/>&lt;b&gt;&lt;u&gt;Le thème :&lt;/u&gt;&lt;/b&gt;&lt;/br&gt;</text:p>
            <text:p><text:s text:c="2"/>Le thème de la coupe 2017 était Moon Village. &lt;/br&gt;</text:p>
            <text:p><text:s text:c="2"/>Les robots devaient récolter des minerais et des modules lunaires, construire une base lunaire et lancer un engin spatial.</text:p>
            <text:p>&lt;/p&gt;</text:p>
          </table:table-cell>
          <table:table-cell office:value-type="string" table:style-name="ce1">
            <text:p>&lt;p&gt;</text:p>
            <text:p><text:s text:c="2"/>Le président était Jonathan Meyer (promotion 2017).</text:p>
            <text:p>&lt;/p&gt;</text:p>
          </table:table-cell>
          <table:table-cell office:value-type="string" table:style-name="ce1">
            <text:p>&lt;p&gt;</text:p>
            <text:p><text:s text:c="2"/>&lt;b&gt;&lt;u&gt;Notre classement :&lt;/u&gt;&lt;/b&gt;&lt;/br&gt;</text:p>
            <text:p><text:s text:c="2"/>Sudriabotik a été classée 13ème sur 197 équipes dont 142 ont été homologuées. Sudriabotik a donc participé aux quarts de finale.&lt;/br&gt;</text:p>
            <text:p>&lt;/p&gt;</text:p>
          </table:table-cell>
          <table:table-cell office:value-type="string" table:style-name="ce1">
            <text:p>CR_2017</text:p>
          </table:table-cell>
          <table:table-cell table:number-columns-repeated="16375"/>
        </table:table-row>
        <table:table-row table:style-name="ro10">
          <table:table-cell office:value-type="string" table:style-name="ce1">
            <text:p>JPO171021</text:p>
          </table:table-cell>
          <table:table-cell office:value-type="string" table:style-name="ce1">
            <text:p>Journée Portes Ouvertes - ESME Sudria</text:p>
          </table:table-cell>
          <table:table-cell office:value-type="string" table:style-name="ce2">
            <text:p>2017-10-21</text:p>
          </table:table-cell>
          <table:table-cell office:value-type="date" office:date-value="2017-10-21T00:00:00" table:style-name="ce3">
            <text:p>21/10/2017</text:p>
          </table:table-cell>
          <table:table-cell table:number-columns-repeated="5" table:style-name="ce1"/>
          <table:table-cell table:number-columns-repeated="16375"/>
        </table:table-row>
        <table:table-row table:style-name="ro11">
          <table:table-cell office:value-type="string" table:style-name="ce1">
            <text:p>JDMI171026</text:p>
          </table:table-cell>
          <table:table-cell office:value-type="string" table:style-name="ce1">
            <text:p>Journée Découverte des Métiers de l'Ingénieur</text:p>
          </table:table-cell>
          <table:table-cell office:value-type="string" table:style-name="ce2">
            <text:p>2017-10-26</text:p>
          </table:table-cell>
          <table:table-cell office:value-type="date" office:date-value="2017-10-26T00:00:00" table:style-name="ce3">
            <text:p>26/10/2017</text:p>
          </table:table-cell>
          <table:table-cell table:number-columns-repeated="5" table:style-name="ce1"/>
          <table:table-cell table:number-columns-repeated="16375"/>
        </table:table-row>
        <table:table-row table:style-name="ro10">
          <table:table-cell office:value-type="string" table:style-name="ce1">
            <text:p>JPO171202</text:p>
          </table:table-cell>
          <table:table-cell office:value-type="string" table:style-name="ce1">
            <text:p>Journée Portes Ouvertes - ESME Sudria</text:p>
          </table:table-cell>
          <table:table-cell office:value-type="string" table:style-name="ce2">
            <text:p>2017-12-02</text:p>
          </table:table-cell>
          <table:table-cell office:value-type="date" office:date-value="2017-12-02T00:00:00" table:style-name="ce3">
            <text:p>02/12/2017</text:p>
          </table:table-cell>
          <table:table-cell table:number-columns-repeated="5" table:style-name="ce1"/>
          <table:table-cell table:number-columns-repeated="16375"/>
        </table:table-row>
        <table:table-row table:style-name="ro11">
          <table:table-cell office:value-type="string" table:style-name="ce1">
            <text:p>JDMI171216</text:p>
          </table:table-cell>
          <table:table-cell office:value-type="string" table:style-name="ce1">
            <text:p>Journée Découverte des Métiers de l'Ingénieur</text:p>
          </table:table-cell>
          <table:table-cell office:value-type="string" table:style-name="ce2">
            <text:p>2017-12-16</text:p>
          </table:table-cell>
          <table:table-cell office:value-type="date" office:date-value="2017-12-16T00:00:00" table:style-name="ce3">
            <text:p>16/12/2017</text:p>
          </table:table-cell>
          <table:table-cell table:style-name="ce1"/>
          <table:table-cell office:value-type="string" table:style-name="ce1">
            <text:p>&lt;p&gt;De 9h30 à 16h30&lt;/p&gt;</text:p>
            <text:p>&lt;p&gt;Animation de l'atelier robotique&lt;/p&gt;</text:p>
            <text:p>&lt;p&gt;http://www.esme.fr/ecole-ingenieur/journee-decouverte-metiers-ingenieur?v=16&amp;d=16122017&lt;/p&gt;</text:p>
          </table:table-cell>
          <table:table-cell table:number-columns-repeated="3" table:style-name="ce1"/>
          <table:table-cell table:number-columns-repeated="16375"/>
        </table:table-row>
        <table:table-row table:style-name="ro7">
          <table:table-cell office:value-type="string" table:style-name="ce1">
            <text:p>CR 2018</text:p>
          </table:table-cell>
          <table:table-cell office:value-type="string" table:style-name="ce1">
            <text:p>Coupe de France de robotique 2018 - Robot Cities</text:p>
          </table:table-cell>
          <table:table-cell office:value-type="string" table:style-name="ce2">
            <text:p>2018-05-09</text:p>
          </table:table-cell>
          <table:table-cell office:value-type="date" office:date-value="2018-05-09T00:00:00" table:style-name="ce3">
            <text:p>09/05/2018</text:p>
          </table:table-cell>
          <table:table-cell office:value-type="string" table:style-name="ce3">
            <text:p>du 9 au 12 mai 2018</text:p>
          </table:table-cell>
          <table:table-cell office:value-type="string" table:style-name="ce1">
            <text:p>&lt;p&gt;</text:p>
            <text:p><text:s text:c="2"/>&lt;b&gt;&lt;u&gt;Le thème :&lt;/u&gt;&lt;/b&gt;&lt;/br&gt;</text:p>
            <text:p><text:s text:c="2"/>Le thème de la coupe 2018 est Robot Cities. &lt;/br&gt;</text:p>
            <text:p><text:s text:c="2"/>Les principales actions sont :</text:p>
            <text:p><text:s text:c="3"/>- ramasser les balles et les placer dans le château d'eau (balles de la couleur de son équipe) ou la station d'épuration (balles de la couleur de l'adversaire) &lt;/br&gt;</text:p>
            <text:p><text:s text:c="3"/>- lire la séquence de couleurs donnée au début du match et ramasser les cubes pour former des tours de cubes selon la séquence &lt;/br&gt;</text:p>
            <text:p><text:s text:c="3"/>- poser le panneau domotique et l'allumer &lt;/br&gt;</text:p>
            <text:p><text:s text:c="3"/>- faire éclater un ballon par un robot 100% mécanique.</text:p>
            <text:p>&lt;/p&gt;</text:p>
          </table:table-cell>
          <table:table-cell office:value-type="string" table:style-name="ce1">
            <text:p>&lt;p&gt;</text:p>
            <text:p><text:s text:c="2"/>Le président de cette année est Georges Corbineau (promotion 2019).</text:p>
            <text:p>&lt;/p&gt;</text:p>
          </table:table-cell>
          <table:table-cell table:style-name="ce1"/>
          <table:table-cell office:value-type="string" table:style-name="ce1">
            <text:p>CR_2018</text:p>
          </table:table-cell>
          <table:table-cell table:number-columns-repeated="16375"/>
        </table:table-row>
        <table:table-row table:style-name="ro1">
          <table:table-cell table:number-columns-repeated="16384" table:style-name="ce4"/>
        </table:table-row>
        <table:table-row table:number-rows-repeated="1048547" table:style-name="ro1">
          <table:table-cell table:number-columns-repeated="16384"/>
        </table:table-row>
      </table:table>
      <table:database-ranges>
        <table:database-range table:target-range-address="Feuil1.A1:Feuil1.I30" table:contains-header="false">
          <table:sort>
            <table:sort-by table:field-number="3"/>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number:date-style style:name="N19">
      <number:day number:style="long"/>
      <number:text>/</number:text>
      <number:month number:style="long"/>
      <number:text>/</number:text>
      <number:year number:style="long"/>
    </number:date-style>
    <number:text-style style:name="N30">
      <number:text-content/>
    </number:text-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8625</meta:generator>
    <meta:initial-creator>Florence Pascual</meta:initial-creator>
    <dc:creator>Florence Pascual</dc:creator>
    <meta:creation-date>2017-10-12T13:40:20Z</meta:creation-date>
    <dc:date>2017-12-05T18:43:27Z</dc:date>
  </office:meta>
</office:document-meta>
</file>